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cm" svg:y="1.3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4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2cm" svg:height="1.9cm" svg:x="6.7cm" svg:y="1.3cm">
          <text:p text:style-name="P1"><text:span text:style-name="T1">IC7100</text:span></text:p>
        </draw:rect>
        <draw:rect draw:style-name="gr5" draw:text-style-name="P1" draw:layer="layout" svg:width="0.001cm" svg:height="1.2cm" svg:x="6.7cm" svg:y="11.6cm">
          <text:p/>
        </draw:rect>
        <draw:line draw:style-name="gr6" draw:text-style-name="P1" draw:layer="layout" svg:x1="3.9cm" svg:y1="11.5cm" svg:x2="3.4cm" svg:y2="13.5cm">
          <text:p/>
        </draw:line>
        <draw:line draw:style-name="gr6" draw:text-style-name="P1" draw:layer="layout" svg:x1="4.377cm" svg:y1="11.7cm" svg:x2="6.177cm" svg:y2="11.7cm">
          <text:p/>
        </draw:line>
        <draw:line draw:style-name="gr6" draw:text-style-name="P1" draw:layer="layout" svg:x1="4.577cm" svg:y1="11.8cm" svg:x2="5.977cm" svg:y2="11.8cm">
          <text:p/>
        </draw:line>
        <draw:line draw:style-name="gr6" draw:text-style-name="P1" draw:layer="layout" svg:x1="4.977cm" svg:y1="11.9cm" svg:x2="5.577cm" svg:y2="11.9cm">
          <text:p/>
        </draw:line>
        <draw:line draw:style-name="gr6" draw:text-style-name="P1" draw:layer="layout" svg:x1="1.9cm" svg:y1="11.6cm" svg:x2="1.9cm" svg:y2="12.9cm">
          <text:p/>
        </draw:line>
        <draw:line draw:style-name="gr6" draw:text-style-name="P1" draw:layer="layout" svg:x1="1.9cm" svg:y1="11.6cm" svg:x2="1.3cm" svg:y2="11.9cm">
          <text:p/>
        </draw:line>
        <draw:line draw:style-name="gr6" draw:text-style-name="P1" draw:layer="layout" svg:x1="1.9cm" svg:y1="11.6cm" svg:x2="2.5cm" svg:y2="11.9cm">
          <text:p/>
        </draw:line>
        <draw:frame draw:style-name="gr7" draw:text-style-name="P2" draw:layer="layout" svg:width="1.8cm" svg:height="1.37cm" svg:x="5.9cm" svg:y="12.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8" draw:text-style-name="P3" draw:layer="layout" svg:width="2.1cm" svg:height="0.624cm" svg:x="2.4cm" svg:y="13.5cm">
          <draw:text-box>
            <text:p text:style-name="P3"><text:span text:style-name="T2">80-10 LW</text:span></text:p>
          </draw:text-box>
        </draw:frame>
        <draw:frame draw:style-name="gr9" draw:text-style-name="P4" draw:layer="layout" svg:width="1.823cm" svg:height="1.097cm" svg:x="4.377cm" svg:y="12.1cm">
          <draw:text-box>
            <text:p text:style-name="P4"><text:span text:style-name="T3">2/4/6/70</text:span></text:p>
            <text:p text:style-name="P4"><text:span text:style-name="T3">Dipole</text:span></text:p>
          </draw:text-box>
        </draw:frame>
        <draw:custom-shape draw:style-name="gr10" draw:text-style-name="P1" xml:id="id1" draw:id="id1" draw:layer="layout" svg:width="0.4cm" svg:height="0.4cm" svg:x="1.7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2cm" svg:height="0.674cm" svg:x="1cm" svg:y="12.838cm">
          <draw:text-box draw:corner-radius="0.1cm">
            <text:p text:style-name="P3"><text:span text:style-name="T3">160 Vert</text:span></text:p>
          </draw:text-box>
        </draw:frame>
        <draw:custom-shape draw:style-name="gr10" draw:text-style-name="P1" draw:layer="layout" svg:width="1.4cm" svg:height="1.4cm" svg:x="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0" draw:id="id20" draw:layer="layout" svg:width="0.4cm" svg:height="0.4cm" svg:x="6.1cm" svg:y="5.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22" draw:id="id22" draw:layer="layout" svg:width="0.4cm" svg:height="0.4cm" svg:x="6.9cm" svg:y="5.7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23" draw:id="id23" draw:layer="layout" svg:width="0.4cm" svg:height="0.4cm" svg:x="6.5cm" svg:y="6.5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draw:layer="layout" svg:width="1.4cm" svg:height="1.4cm" svg:x="2.2cm" svg:y="9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4cm" svg:height="0.4cm" svg:x="2.3cm" svg:y="9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4" draw:id="id4" draw:layer="layout" svg:width="0.4cm" svg:height="0.4cm" svg:x="3.1cm" svg:y="9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5" draw:id="id5" draw:layer="layout" svg:width="0.4cm" svg:height="0.4cm" svg:x="2.7cm" svg:y="9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draw:layer="layout" svg:width="1.4cm" svg:height="1.4cm" svg:x="7cm" svg:y="7.9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8" draw:id="id28" draw:layer="layout" svg:width="0.4cm" svg:height="0.4cm" svg:x="7.1cm" svg:y="8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25" draw:id="id25" draw:layer="layout" svg:width="0.4cm" svg:height="0.4cm" svg:x="7.9cm" svg:y="8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24" draw:id="id24" draw:layer="layout" svg:width="0.4cm" svg:height="0.4cm" svg:x="7.5cm" svg:y="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draw:layer="layout" svg:width="1.4cm" svg:height="1.4cm" svg:x="2.9cm" svg:y="6.9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0.4cm" svg:height="0.4cm" svg:x="3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15" draw:id="id15" draw:layer="layout" svg:width="0.4cm" svg:height="0.4cm" svg:x="3.8cm" svg:y="7.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2" draw:text-style-name="P1" xml:id="id7" draw:id="id7" draw:layer="layout" svg:width="0.4cm" svg:height="0.4cm" svg:x="3.4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0" draw:text-style-name="P1" draw:layer="layout" svg:width="1.4cm" svg:height="1.4cm" svg:x="3.7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0.4cm" svg:height="0.4cm" svg:x="3.8cm" svg:y="4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13" draw:id="id13" draw:layer="layout" svg:width="0.4cm" svg:height="0.4cm" svg:x="4.6cm" svg:y="4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8" draw:id="id8" draw:layer="layout" svg:width="0.4cm" svg:height="0.4cm" svg:x="4.2cm" svg:y="5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draw:layer="layout" svg:width="1.4cm" svg:height="1.4cm" svg:x="4.6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6" draw:id="id16" draw:layer="layout" svg:width="0.4cm" svg:height="0.4cm" svg:x="4.7cm" svg:y="9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27" draw:id="id27" draw:layer="layout" svg:width="0.4cm" svg:height="0.4cm" svg:x="5.5cm" svg:y="9.2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2" draw:text-style-name="P1" xml:id="id17" draw:id="id17" draw:layer="layout" svg:width="0.4cm" svg:height="0.4cm" svg:x="5.1cm" svg:y="10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</draw:custom-shape>
        <draw:custom-shape draw:style-name="gr10" draw:text-style-name="P1" xml:id="id3" draw:id="id3" draw:layer="layout" svg:width="0.4cm" svg:height="0.4cm" svg:x="3.7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8" draw:id="id18" draw:layer="layout" svg:width="0.4cm" svg:height="0.4cm" svg:x="5.1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6" draw:id="id26" draw:layer="layout" svg:width="0.4cm" svg:height="0.4cm" svg:x="6.5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.9cm" svg:y1="11.1cm" svg:x2="2.5cm" svg:y2="10.3cm" draw:start-shape="id1" draw:start-glue-point="0" draw:end-shape="id2" draw:end-glue-point="8" svg:d="M1900 11100v-400h600v-400">
          <text:p/>
        </draw:connector>
        <draw:connector draw:style-name="gr3" draw:text-style-name="P1" draw:layer="layout" svg:x1="3.9cm" svg:y1="11.1cm" svg:x2="3.3cm" svg:y2="10.3cm" draw:start-shape="id3" draw:start-glue-point="0" draw:end-shape="id4" draw:end-glue-point="8" svg:d="M3900 11100v-400h-600v-400">
          <text:p/>
        </draw:connector>
        <draw:connector draw:style-name="gr3" draw:text-style-name="P1" draw:layer="layout" svg:x1="2.9cm" svg:y1="9.1cm" svg:x2="3.2cm" svg:y2="8.2cm" draw:start-shape="id5" draw:start-glue-point="4" draw:end-shape="id6" draw:end-glue-point="8" svg:d="M2900 9100v-450h300v-450">
          <text:p/>
        </draw:connector>
        <draw:connector draw:style-name="gr3" draw:text-style-name="P1" draw:layer="layout" draw:line-skew="0.1cm" svg:x1="3.6cm" svg:y1="7cm" svg:x2="4.4cm" svg:y2="5.4cm" draw:start-shape="id7" draw:start-glue-point="4" draw:end-shape="id8" draw:end-glue-point="4" svg:d="M3600 7000v-700h800v-900">
          <text:p/>
        </draw:connector>
        <draw:custom-shape draw:style-name="gr10" draw:text-style-name="P1" xml:id="id14" draw:id="id14" draw:layer="layout" svg:width="0.4cm" svg:height="0.4cm" svg:x="6.9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1" draw:id="id21" draw:layer="layout" svg:width="0.4cm" svg:height="0.4cm" svg:x="8.1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1.2cm" svg:height="0.7cm" svg:x="7.7cm" svg:y="2.7cm">
          <draw:text-box>
            <text:p><text:span text:style-name="T4">V/U</text:span></text:p>
          </draw:text-box>
        </draw:frame>
        <draw:frame draw:style-name="gr14" draw:layer="layout" svg:width="1.421cm" svg:height="0.687cm" svg:x="6.5cm" svg:y="2.675cm">
          <draw:text-box>
            <text:p><text:span text:style-name="T4">HF/4</text:span></text:p>
          </draw:text-box>
        </draw:frame>
        <draw:custom-shape draw:style-name="gr10" draw:text-style-name="P1" xml:id="id11" draw:id="id11" draw:layer="layout" svg:width="0.4cm" svg:height="0.4cm" svg:x="4.3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" draw:id="id10" draw:layer="layout" svg:width="0.4cm" svg:height="0.4cm" svg:x="5.3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1.086cm" svg:height="0.687cm" svg:x="5.014cm" svg:y="2.7cm">
          <draw:text-box>
            <text:p><text:span text:style-name="T4">RX</text:span></text:p>
          </draw:text-box>
        </draw:frame>
        <draw:frame draw:style-name="gr16" draw:layer="layout" svg:width="1.658cm" svg:height="0.687cm" svg:x="3.742cm" svg:y="2.7cm">
          <draw:text-box>
            <text:p><text:span text:style-name="T4">TX/RX</text:span></text:p>
          </draw:text-box>
        </draw:frame>
        <draw:custom-shape draw:style-name="gr10" draw:text-style-name="P1" xml:id="id19" draw:id="id19" draw:layer="layout" svg:width="0.4cm" svg:height="0.4cm" svg:x="2.1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1.776cm" svg:height="0.687cm" svg:x="1.424cm" svg:y="2.7cm">
          <draw:text-box>
            <text:p><text:span text:style-name="T4">HF/V/U</text:span></text:p>
          </draw:text-box>
        </draw:frame>
        <draw:custom-shape draw:style-name="gr17" draw:text-style-name="P1" draw:layer="layout" svg:width="1cm" svg:height="1cm" svg:x="7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8.5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.455cm" svg:height="0.997cm" svg:x="7.7cm" svg:y="12.845cm">
          <draw:text-box>
            <text:p text:style-name="P4"><text:span text:style-name="T2">Active</text:span></text:p>
            <text:p text:style-name="P4"><text:span text:style-name="T2">Loop</text:span></text:p>
          </draw:text-box>
        </draw:frame>
        <draw:connector draw:style-name="gr3" draw:text-style-name="P1" draw:layer="layout" draw:line-skew="-3.351cm" svg:x1="8.7cm" svg:y1="11.1cm" svg:x2="5.5cm" svg:y2="3.6cm" draw:start-shape="id9" draw:start-glue-point="0" draw:end-shape="id10" draw:end-glue-point="2" svg:d="M8700 11100v-7100h-3200v-400">
          <text:p/>
        </draw:connector>
        <draw:connector draw:style-name="gr3" draw:text-style-name="P1" draw:layer="layout" svg:x1="4.5cm" svg:y1="3.6cm" svg:x2="4cm" svg:y2="4.2cm" draw:start-shape="id11" draw:start-glue-point="2" draw:end-shape="id12" draw:end-glue-point="8" svg:d="M4500 3600v301h-500v299">
          <text:p/>
        </draw:connector>
        <draw:connector draw:style-name="gr3" draw:text-style-name="P1" draw:layer="layout" svg:x1="5cm" svg:y1="4.401cm" svg:x2="7.1cm" svg:y2="3.6cm" draw:start-shape="id13" draw:start-glue-point="10" draw:end-shape="id14" draw:end-glue-point="2" svg:d="M5000 4401h2100v-801">
          <text:p/>
        </draw:connector>
        <draw:connector draw:style-name="gr3" draw:text-style-name="P1" draw:layer="layout" svg:x1="4.142cm" svg:y1="8.142cm" svg:x2="4.9cm" svg:y2="9.2cm" draw:start-shape="id15" draw:start-glue-point="9" draw:end-shape="id16" draw:end-glue-point="8" svg:d="M4142 8142h758v1058">
          <text:p/>
        </draw:connector>
        <draw:connector draw:style-name="gr3" draw:text-style-name="P1" draw:layer="layout" svg:x1="5.3cm" svg:y1="10.4cm" svg:x2="5.3cm" svg:y2="11.1cm" draw:start-shape="id17" draw:start-glue-point="4" draw:end-shape="id18" draw:end-glue-point="0" svg:d="M5300 10400v700">
          <text:p/>
        </draw:connector>
        <draw:connector draw:style-name="gr3" draw:text-style-name="P1" draw:layer="layout" svg:x1="2.3cm" svg:y1="3.6cm" svg:x2="6.1cm" svg:y2="5.901cm" draw:start-shape="id19" draw:start-glue-point="2" draw:end-shape="id20" draw:end-glue-point="6" svg:d="M2300 3600v2301h3800">
          <text:p/>
        </draw:connector>
        <draw:connector draw:style-name="gr3" draw:text-style-name="P1" draw:layer="layout" draw:line-skew="0.599cm" svg:x1="8.3cm" svg:y1="3.6cm" svg:x2="7.1cm" svg:y2="5.7cm" draw:start-shape="id21" draw:start-glue-point="2" draw:end-shape="id22" draw:end-glue-point="8" svg:d="M8300 3600v1650h-1200v450">
          <text:p/>
        </draw:connector>
        <draw:connector draw:style-name="gr3" draw:text-style-name="P1" draw:layer="layout" svg:x1="6.7cm" svg:y1="6.9cm" svg:x2="7.7cm" svg:y2="8cm" draw:start-shape="id23" draw:start-glue-point="4" draw:end-shape="id24" draw:end-glue-point="4" svg:d="M6700 6900v550h1000v550">
          <text:p/>
        </draw:connector>
        <draw:connector draw:style-name="gr3" draw:text-style-name="P1" draw:layer="layout" svg:x1="8.1cm" svg:y1="9.2cm" svg:x2="6.7cm" svg:y2="11.1cm" draw:start-shape="id25" draw:start-glue-point="8" draw:end-shape="id26" draw:end-glue-point="0" svg:d="M8100 9200v950h-1400v950">
          <text:p/>
        </draw:connector>
        <draw:connector draw:style-name="gr3" draw:text-style-name="P1" draw:layer="layout" svg:x1="5.9cm" svg:y1="9.401cm" svg:x2="7.1cm" svg:y2="9cm" draw:start-shape="id27" draw:start-glue-point="10" draw:end-shape="id28" draw:end-glue-point="6" svg:d="M5900 9401h600v-401h600">
          <text:p/>
        </draw:connector>
        <draw:frame draw:style-name="gr19" draw:text-style-name="P3" draw:layer="layout" svg:width="1.1cm" svg:height="0.581cm" svg:x="7.9cm" svg:y="9.2cm">
          <draw:text-box>
            <text:p text:style-name="P3"><text:span text:style-name="T5">NC</text:span></text:p>
          </draw:text-box>
        </draw:frame>
        <draw:custom-shape draw:style-name="gr10" draw:text-style-name="P1" draw:layer="layout" svg:width="0.4cm" svg:height="0.4cm" svg:x="6.501cm" svg:y="1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4cm" svg:height="0.4cm" svg:x="6.501cm" svg:y="1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" draw:layer="layout" svg:width="1.1cm" svg:height="0.581cm" svg:x="4.9cm" svg:y="4.4cm">
          <draw:text-box>
            <text:p text:style-name="P3"><text:span text:style-name="T5">NC</text:span></text:p>
          </draw:text-box>
        </draw:frame>
        <draw:frame draw:style-name="gr20" draw:text-style-name="P3" draw:layer="layout" svg:width="1.1cm" svg:height="0.581cm" svg:x="2.2cm" svg:y="7.731cm">
          <draw:text-box>
            <text:p text:style-name="P3"><text:span text:style-name="T5">NC</text:span></text:p>
          </draw:text-box>
        </draw:frame>
        <draw:frame draw:style-name="gr14" draw:text-style-name="P3" draw:layer="layout" svg:width="1.1cm" svg:height="0.581cm" svg:x="3.4cm" svg:y="9.9cm">
          <draw:text-box>
            <text:p text:style-name="P3"><text:span text:style-name="T5">NC</text:span></text:p>
          </draw:text-box>
        </draw:frame>
        <draw:frame draw:style-name="gr21" draw:text-style-name="P3" draw:layer="layout" svg:width="1.1cm" svg:height="0.581cm" svg:x="7.2cm" svg:y="5.631cm">
          <draw:text-box>
            <text:p text:style-name="P3"><text:span text:style-name="T5">NC</text:span></text:p>
          </draw:text-box>
        </draw:frame>
        <draw:frame draw:style-name="gr22" draw:text-style-name="P3" draw:layer="layout" svg:width="1cm" svg:height="0.581cm" svg:x="5.8cm" svg:y="9.4cm">
          <draw:text-box>
            <text:p text:style-name="P3"><text:span text:style-name="T5">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2-25T16:27:17.77</dc:date>
    <dc:creator>Bob Cowdery</dc:creator>
    <meta:editing-duration>PT1H25M31S</meta:editing-duration>
    <meta:editing-cycles>6</meta:editing-cycles>
    <meta:generator>OpenOffice/4.1.1$Win32 OpenOffice.org_project/411m6$Build-9775</meta:generator>
    <meta:document-statistic meta:object-count="80"/>
  </office:meta>
</office:document-meta>
</file>